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50000028E132C8D20.png" manifest:media-type="image/png"/>
  <manifest:file-entry manifest:full-path="Pictures/10000000000002920000028D912B21B8.png" manifest:media-type="image/png"/>
  <manifest:file-entry manifest:full-path="Pictures/1000000000000299000002623DD87CEF.png" manifest:media-type="image/png"/>
  <manifest:file-entry manifest:full-path="Pictures/1000000000000291000002851018DE1D.png" manifest:media-type="image/png"/>
  <manifest:file-entry manifest:full-path="Pictures/10000000000002A0000002654A865C27.png" manifest:media-type="image/png"/>
  <manifest:file-entry manifest:full-path="Pictures/10000000000002980000028DF7B60B86.png" manifest:media-type="image/png"/>
  <manifest:file-entry manifest:full-path="Pictures/10000000000002970000028D0A05659C.png" manifest:media-type="image/png"/>
  <manifest:file-entry manifest:full-path="Pictures/100000000000028F00000286A5572C94.png" manifest:media-type="image/png"/>
  <manifest:file-entry manifest:full-path="Pictures/100000000000029800000290A32EFBB8.png" manifest:media-type="image/png"/>
  <manifest:file-entry manifest:full-path="Pictures/10000000000002970000028DB1CBF748.png" manifest:media-type="image/png"/>
  <manifest:file-entry manifest:full-path="Pictures/10000000000002940000029383CAB0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17ba8" officeooo:paragraph-rsid="00017ba8"/>
    </style:style>
    <style:style style:name="P2" style:family="paragraph" style:parent-style-name="Standard">
      <style:text-properties officeooo:rsid="0006a3e7" officeooo:paragraph-rsid="0006a3e7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6a3e7" officeooo:paragraph-rsid="0006a3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3.2701in" svg:height="3.2646in" draw:z-index="2"><draw:image xlink:href="Pictures/10000000000002940000029383CAB0AA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2" draw:name="Image2" text:anchor-type="paragraph" svg:x="0.0437in" svg:y="0.0283in" svg:width="2.8728in" svg:height="3.1035in" draw:z-index="3"><draw:image xlink:href="Pictures/10000000000002970000028DB1CBF74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3" text:anchor-type="paragraph" svg:width="3.2701in" svg:height="3.2307in" draw:z-index="4"><draw:image xlink:href="Pictures/100000000000029800000290A32EFBB8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3" draw:name="Image6" text:anchor-type="paragraph" svg:width="3.2701in" svg:height="3.2252in" draw:z-index="5"><draw:image xlink:href="Pictures/100000000000028F00000286A5572C94.png" xlink:type="simple" xlink:show="embed" xlink:actuate="onLoad"/></draw:frame></text:p>
          </table:table-cell>
        </table:table-row>
      </table:table>
      <text:p text:style-name="P1"/>
      <text:p text:style-name="P1"/>
      <text:p text:style-name="P1"/>
      <text:p text:style-name="P2">Number of local extinction</text:p>
      <text:p text:style-name="P2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<draw:frame draw:style-name="fr4" draw:name="Image5" text:anchor-type="paragraph" svg:width="3.2701in" svg:height="3.2201in" draw:z-index="0"><draw:image xlink:href="Pictures/10000000000002970000028D0A05659C.png" xlink:type="simple" xlink:show="embed" xlink:actuate="onLoad"/></draw:frame></text:p>
          </table:table-cell>
          <table:table-cell table:style-name="Table2.B1" office:value-type="string">
            <text:p text:style-name="P3"><draw:frame draw:style-name="fr5" draw:name="Image4" text:anchor-type="paragraph" svg:width="3.2701in" svg:height="3.2154in" draw:z-index="1"><draw:image xlink:href="Pictures/10000000000002980000028DF7B60B86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<draw:frame draw:style-name="fr5" draw:name="Image7" text:anchor-type="paragraph" svg:width="3.2701in" svg:height="2.9992in" draw:z-index="6"><draw:image xlink:href="Pictures/1000000000000299000002623DD87CEF.png" xlink:type="simple" xlink:show="embed" xlink:actuate="onLoad"/></draw:frame></text:p>
          </table:table-cell>
          <table:table-cell table:style-name="Table2.B2" office:value-type="string">
            <text:p text:style-name="P3"><draw:frame draw:style-name="fr3" draw:name="Image8" text:anchor-type="paragraph" svg:width="3.2701in" svg:height="2.9827in" draw:z-index="7"><draw:image xlink:href="Pictures/10000000000002A0000002654A865C27.png" xlink:type="simple" xlink:show="embed" xlink:actuate="onLoad"/></draw:frame></text:p>
          </table:table-cell>
        </table:table-row>
      </table:table>
      <text:p text:style-name="P2"/>
      <text:p text:style-name="P2"><draw:frame draw:style-name="fr5" draw:name="Image9" text:anchor-type="paragraph" svg:width="2.7917in" svg:height="2.8866in" draw:z-index="8"><draw:image xlink:href="Pictures/10000000000002920000028D912B21B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1" draw:name="Image10" text:anchor-type="paragraph" svg:width="3.2701in" svg:height="3.2354in" draw:z-index="9"><draw:image xlink:href="Pictures/10000000000002950000028E132C8D20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1" draw:name="Image11" text:anchor-type="paragraph" svg:width="3.2701in" svg:height="3.2098in" draw:z-index="10"><draw:image xlink:href="Pictures/1000000000000291000002851018DE1D.pn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40:51.401731173</meta:creation-date>
    <dc:date>2016-04-11T16:54:39.979545624</dc:date>
    <meta:editing-duration>PT1H33M2S</meta:editing-duration>
    <meta:editing-cycles>5</meta:editing-cycles>
    <meta:generator>LibreOffice/4.2.8.2$Linux_X86_64 LibreOffice_project/420m0$Build-2</meta:generator>
    <meta:document-statistic meta:table-count="3" meta:image-count="11" meta:object-count="0" meta:page-count="3" meta:paragraph-count="2" meta:word-count="5" meta:character-count="33" meta:non-whitespace-character-count="30"/>
  </office:meta>
</office:document-meta>
</file>